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background-color="#dddddd" fo:padding="0.0382in" fo:border="0.05pt solid #000000">
        <style:background-image/>
      </style:table-cell-properties>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background-color="#dddddd" fo:padding="0.0382in" fo:border="0.05pt solid #000000">
        <style:background-image/>
      </style:table-cell-properties>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background-color="#dddddd" fo:padding="0.0382in" fo:border="0.05pt solid #000000">
        <style:background-image/>
      </style:table-cell-properties>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background-color="#dddddd" fo:padding="0.0382in" fo:border="0.05pt solid #000000">
        <style:background-image/>
      </style:table-cell-properties>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background-color="#dddddd" fo:padding="0.0382in" fo:border="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background-color="#dddddd" fo:padding="0.0382in" fo:border="0.05pt solid #000000">
        <style:background-image/>
      </style:table-cell-properties>
    </style:style>
    <style:style style:name="Table7" style:family="table">
      <style:table-properties style:width="6.6931in" table:align="margins"/>
    </style:style>
    <style:style style:name="Table7.A" style:family="table-column">
      <style:table-column-properties style:column-width="6.6931in" style:rel-column-width="9638*"/>
    </style:style>
    <style:style style:name="Table7.A1" style:family="table-cell">
      <style:table-cell-properties fo:background-color="#dddddd" fo:padding="0.0382in" fo:border="0.05pt solid #000000">
        <style:background-image/>
      </style:table-cell-properties>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background-color="#dddddd" fo:padding="0.0382in" fo:border="0.05pt solid #000000">
        <style:background-image/>
      </style:table-cell-properties>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background-color="#dddddd" fo:padding="0.0382in" fo:border="0.05pt solid #000000">
        <style:background-image/>
      </style:table-cell-properties>
    </style:style>
    <style:style style:name="P1" style:family="paragraph" style:parent-style-name="Standard">
      <style:paragraph-properties fo:line-height="150%" fo:text-align="justify" style:justify-single-word="false"/>
      <style:text-properties style:font-name="Arial" fo:font-size="14pt" fo:font-weight="bold" officeooo:rsid="000296dc" officeooo:paragraph-rsid="000296dc"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Arial" officeooo:rsid="000296dc" officeooo:paragraph-rsid="000296dc"/>
    </style:style>
    <style:style style:name="P3" style:family="paragraph" style:parent-style-name="Standard">
      <style:paragraph-properties fo:line-height="150%" fo:text-align="justify" style:justify-single-word="false"/>
      <style:text-properties style:font-name="Arial" officeooo:rsid="000750aa" officeooo:paragraph-rsid="000b1363"/>
    </style:style>
    <style:style style:name="P4" style:family="paragraph" style:parent-style-name="Standard">
      <style:paragraph-properties fo:line-height="150%" fo:text-align="justify" style:justify-single-word="false"/>
      <style:text-properties style:font-name="Arial" officeooo:rsid="000750aa" officeooo:paragraph-rsid="000eddab"/>
    </style:style>
    <style:style style:name="P5" style:family="paragraph" style:parent-style-name="Standard">
      <style:paragraph-properties fo:line-height="150%" fo:text-align="justify" style:justify-single-word="false"/>
      <style:text-properties style:font-name="Arial" officeooo:rsid="000750aa" officeooo:paragraph-rsid="0020b6af"/>
    </style:style>
    <style:style style:name="P6" style:family="paragraph" style:parent-style-name="Standard">
      <style:paragraph-properties fo:line-height="150%" fo:text-align="justify" style:justify-single-word="false"/>
      <style:text-properties style:font-name="Arial" fo:font-size="13pt" officeooo:rsid="0018063f" officeooo:paragraph-rsid="0018063f" style:font-size-asian="13pt" style:font-size-complex="13pt"/>
    </style:style>
    <style:style style:name="P7" style:family="paragraph" style:parent-style-name="Standard">
      <style:paragraph-properties fo:line-height="150%" fo:text-align="justify" style:justify-single-word="false"/>
      <style:text-properties style:font-name="Arial" fo:font-size="13pt" officeooo:rsid="000750aa" officeooo:paragraph-rsid="000eddab" style:font-size-asian="13pt" style:font-size-complex="13pt"/>
    </style:style>
    <style:style style:name="P8" style:family="paragraph" style:parent-style-name="Standard">
      <style:paragraph-properties fo:line-height="150%" fo:text-align="justify" style:justify-single-word="false"/>
      <style:text-properties style:font-name="Arial" fo:font-size="13pt" officeooo:rsid="00248244" officeooo:paragraph-rsid="00248244" style:font-size-asian="13pt" style:font-size-complex="13pt"/>
    </style:style>
    <style:style style:name="P9" style:family="paragraph" style:parent-style-name="Standard">
      <style:paragraph-properties fo:line-height="150%" fo:text-align="justify" style:justify-single-word="false"/>
      <style:text-properties style:font-name="Arial" fo:font-style="normal" fo:font-weight="normal" officeooo:rsid="001bf0e2" officeooo:paragraph-rsid="001bf0e2" style:font-style-asian="normal" style:font-weight-asian="normal" style:font-style-complex="normal" style:font-weight-complex="normal"/>
    </style:style>
    <style:style style:name="P10" style:family="paragraph" style:parent-style-name="Standard">
      <style:paragraph-properties fo:line-height="150%" fo:text-align="justify" style:justify-single-word="false"/>
      <style:text-properties style:font-name="Arial" fo:font-style="normal" fo:font-weight="normal" officeooo:rsid="001fd499" officeooo:paragraph-rsid="001fd499" style:font-style-asian="normal" style:font-weight-asian="normal" style:font-style-complex="normal" style:font-weight-complex="normal"/>
    </style:style>
    <style:style style:name="P11" style:family="paragraph" style:parent-style-name="Standard">
      <style:paragraph-properties fo:line-height="150%" fo:text-align="justify" style:justify-single-word="false" fo:break-before="page"/>
      <style:text-properties style:font-name="Arial" fo:font-size="14pt" fo:font-style="normal" fo:font-weight="bold" officeooo:rsid="0020b6af" officeooo:paragraph-rsid="0020b6af" style:font-size-asian="14pt" style:font-style-asian="normal" style:font-weight-asian="bold" style:font-size-complex="14pt" style:font-style-complex="normal" style:font-weight-complex="bold"/>
    </style:style>
    <style:style style:name="P12" style:family="paragraph" style:parent-style-name="Table_20_Contents">
      <style:paragraph-properties fo:text-align="justify" style:justify-single-word="false"/>
      <style:text-properties style:font-name="Courier" officeooo:rsid="0004d1d5" officeooo:paragraph-rsid="0004d1d5"/>
    </style:style>
    <style:style style:name="P13" style:family="paragraph" style:parent-style-name="Table_20_Contents">
      <style:paragraph-properties fo:text-align="justify" style:justify-single-word="false"/>
      <style:text-properties style:font-name="Courier" officeooo:rsid="000b1363" officeooo:paragraph-rsid="000b1363"/>
    </style:style>
    <style:style style:name="P14" style:family="paragraph" style:parent-style-name="Table_20_Contents">
      <style:paragraph-properties fo:text-align="justify" style:justify-single-word="false"/>
      <style:text-properties style:font-name="Courier" officeooo:rsid="000d2b3d" officeooo:paragraph-rsid="000d2b3d"/>
    </style:style>
    <style:style style:name="P15" style:family="paragraph" style:parent-style-name="Table_20_Contents">
      <style:paragraph-properties fo:text-align="justify" style:justify-single-word="false"/>
      <style:text-properties style:font-name="Courier" officeooo:rsid="001dc595" officeooo:paragraph-rsid="001dc595"/>
    </style:style>
    <style:style style:name="P16" style:family="paragraph" style:parent-style-name="Table_20_Contents">
      <style:paragraph-properties fo:text-align="justify" style:justify-single-word="false"/>
      <style:text-properties style:font-name="Courier" officeooo:rsid="00248244" officeooo:paragraph-rsid="00248244"/>
    </style:style>
    <style:style style:name="P17" style:family="paragraph" style:parent-style-name="Table_20_Contents">
      <style:paragraph-properties fo:text-align="justify" style:justify-single-word="false"/>
      <style:text-properties style:font-name="Courier" officeooo:rsid="002aa781" officeooo:paragraph-rsid="002aa781"/>
    </style:style>
    <style:style style:name="P18" style:family="paragraph" style:parent-style-name="Standard">
      <style:paragraph-properties fo:line-height="150%" fo:text-align="justify" style:justify-single-word="false"/>
      <style:text-properties style:font-name="Arial" fo:font-style="normal" fo:font-weight="normal" officeooo:rsid="000750aa" officeooo:paragraph-rsid="000750aa" style:font-style-asian="normal" style:font-weight-asian="normal" style:font-style-complex="normal" style:font-weight-complex="normal"/>
    </style:style>
    <style:style style:name="P19" style:family="paragraph" style:parent-style-name="Standard">
      <style:paragraph-properties fo:line-height="150%" fo:text-align="justify" style:justify-single-word="false"/>
      <style:text-properties style:font-name="Arial" fo:font-style="normal" fo:font-weight="normal" officeooo:rsid="000750aa" officeooo:paragraph-rsid="0030c1fb" style:font-style-asian="normal" style:font-weight-asian="normal" style:font-style-complex="normal" style:font-weight-complex="normal"/>
    </style:style>
    <style:style style:name="P20" style:family="paragraph" style:parent-style-name="Standard">
      <style:paragraph-properties fo:line-height="150%" fo:text-align="justify" style:justify-single-word="false"/>
      <style:text-properties style:font-name="Arial" fo:font-style="normal" fo:font-weight="normal" officeooo:rsid="001fd499" officeooo:paragraph-rsid="001fd499" style:font-style-asian="normal" style:font-weight-asian="normal" style:font-style-complex="normal" style:font-weight-complex="normal"/>
    </style:style>
    <style:style style:name="P21" style:family="paragraph" style:parent-style-name="Standard">
      <style:paragraph-properties fo:line-height="150%" fo:text-align="justify" style:justify-single-word="false"/>
      <style:text-properties style:font-name="Arial" officeooo:rsid="000750aa" officeooo:paragraph-rsid="0030ad7c"/>
    </style:style>
    <style:style style:name="P22" style:family="paragraph" style:parent-style-name="Standard">
      <style:paragraph-properties fo:line-height="150%" fo:text-align="justify" style:justify-single-word="false"/>
      <style:text-properties style:font-name="Arial" fo:font-size="12pt" fo:font-style="normal" fo:font-weight="normal" officeooo:rsid="00323712" officeooo:paragraph-rsid="00323712"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150%" fo:text-align="justify" style:justify-single-word="false"/>
      <style:text-properties style:font-name="Arial" fo:font-size="12pt" fo:font-style="normal" fo:font-weight="normal" officeooo:rsid="0036aa62" officeooo:paragraph-rsid="0036aa62"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150%" fo:text-align="justify" style:justify-single-word="false" fo:break-before="page"/>
      <style:text-properties style:font-name="Arial" fo:font-size="14pt" fo:font-style="normal" fo:font-weight="bold" officeooo:rsid="0036aa62" officeooo:paragraph-rsid="0036aa62" style:font-size-asian="14pt" style:font-style-asian="normal" style:font-weight-asian="bold" style:font-size-complex="14pt" style:font-style-complex="normal" style:font-weight-complex="bold"/>
    </style:style>
    <style:style style:name="P25" style:family="paragraph" style:parent-style-name="Standard">
      <style:paragraph-properties fo:line-height="150%" fo:text-align="justify" style:justify-single-word="false" fo:break-before="page"/>
      <style:text-properties style:font-name="Arial" fo:font-size="14pt" fo:font-style="normal" fo:font-weight="bold" officeooo:rsid="003d3819" officeooo:paragraph-rsid="003d3819" style:font-size-asian="14pt" style:font-style-asian="normal" style:font-weight-asian="bold" style:font-size-complex="14pt" style:font-style-complex="normal" style:font-weight-complex="bold"/>
    </style:style>
    <style:style style:name="P26" style:family="paragraph" style:parent-style-name="Table_20_Contents">
      <style:paragraph-properties fo:text-align="justify" style:justify-single-word="false"/>
      <style:text-properties style:font-name="Courier" fo:font-style="italic" fo:font-weight="bold" officeooo:rsid="001e8313" officeooo:paragraph-rsid="001dc595" style:font-style-asian="italic" style:font-weight-asian="bold" style:font-style-complex="italic" style:font-weight-complex="bold"/>
    </style:style>
    <style:style style:name="P27" style:family="paragraph" style:parent-style-name="Table_20_Contents">
      <style:paragraph-properties fo:text-align="justify" style:justify-single-word="false"/>
      <style:text-properties style:font-name="Courier" fo:font-size="12pt" officeooo:rsid="00323712" officeooo:paragraph-rsid="00323712" style:font-size-asian="10.5pt" style:font-size-complex="12pt"/>
    </style:style>
    <style:style style:name="P28" style:family="paragraph" style:parent-style-name="Table_20_Contents">
      <style:paragraph-properties fo:text-align="justify" style:justify-single-word="false"/>
      <style:text-properties style:font-name="Courier" fo:font-size="12pt" officeooo:rsid="003d163e" officeooo:paragraph-rsid="003d163e" style:font-size-asian="10.5pt" style:font-size-complex="12pt"/>
    </style:style>
    <style:style style:name="P29" style:family="paragraph" style:parent-style-name="Table_20_Contents">
      <style:paragraph-properties fo:text-align="justify" style:justify-single-word="false"/>
      <style:text-properties style:font-name="Courier" fo:font-size="12pt" officeooo:rsid="003fca44" officeooo:paragraph-rsid="003fca44" style:font-size-asian="10.5pt" style:font-size-complex="12pt"/>
    </style:style>
    <style:style style:name="T1" style:family="text">
      <style:text-properties fo:font-weight="bold" style:font-weight-asian="bold" style:font-weight-complex="bold"/>
    </style:style>
    <style:style style:name="T2" style:family="text">
      <style:text-properties fo:font-weight="bold" officeooo:rsid="001e8313" style:font-weight-asian="bold" style:font-weight-complex="bold"/>
    </style:style>
    <style:style style:name="T3" style:family="text">
      <style:text-properties fo:font-weight="bold" officeooo:rsid="002dd7ff"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eddab"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269ef" style:font-style-asian="italic" style:font-weight-asian="bold" style:font-style-complex="italic" style:font-weight-complex="bold"/>
    </style:style>
    <style:style style:name="T8" style:family="text">
      <style:text-properties fo:font-style="italic" fo:font-weight="bold" officeooo:rsid="001a39f2" style:font-style-asian="italic" style:font-weight-asian="bold" style:font-style-complex="italic" style:font-weight-complex="bold"/>
    </style:style>
    <style:style style:name="T9" style:family="text">
      <style:text-properties fo:font-style="italic" fo:font-weight="bold" officeooo:rsid="00292d25"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269ef" style:font-style-asian="normal" style:font-weight-asian="normal" style:font-style-complex="normal" style:font-weight-complex="normal"/>
    </style:style>
    <style:style style:name="T13" style:family="text">
      <style:text-properties fo:font-style="normal" fo:font-weight="normal" officeooo:rsid="0016474f" style:font-style-asian="normal" style:font-weight-asian="normal" style:font-style-complex="normal" style:font-weight-complex="normal"/>
    </style:style>
    <style:style style:name="T14" style:family="text">
      <style:text-properties fo:font-style="normal" fo:font-weight="normal" officeooo:rsid="0016ea09" style:font-style-asian="normal" style:font-weight-asian="normal" style:font-style-complex="normal" style:font-weight-complex="normal"/>
    </style:style>
    <style:style style:name="T15" style:family="text">
      <style:text-properties fo:font-style="normal" fo:font-weight="normal" officeooo:rsid="001a39f2" style:font-style-asian="normal" style:font-weight-asian="normal" style:font-style-complex="normal" style:font-weight-complex="normal"/>
    </style:style>
    <style:style style:name="T16" style:family="text">
      <style:text-properties fo:font-style="normal" fo:font-weight="normal" officeooo:rsid="00219dab" style:font-style-asian="normal" style:font-weight-asian="normal" style:font-style-complex="normal" style:font-weight-complex="normal"/>
    </style:style>
    <style:style style:name="T17" style:family="text">
      <style:text-properties fo:font-style="normal" fo:font-weight="normal" officeooo:rsid="00292d25" style:font-style-asian="normal" style:font-weight-asian="normal" style:font-style-complex="normal" style:font-weight-complex="normal"/>
    </style:style>
    <style:style style:name="T18" style:family="text">
      <style:text-properties officeooo:rsid="000eddab"/>
    </style:style>
    <style:style style:name="T19" style:family="text">
      <style:text-properties officeooo:rsid="00142c37"/>
    </style:style>
    <style:style style:name="T20" style:family="text">
      <style:text-properties officeooo:rsid="001e8313"/>
    </style:style>
    <style:style style:name="T21" style:family="text">
      <style:text-properties officeooo:rsid="002f5363"/>
    </style:style>
    <style:style style:name="T22" style:family="text">
      <style:text-properties fo:font-size="13pt" fo:font-style="normal" fo:font-weight="normal" officeooo:rsid="00248244" style:font-size-asian="13pt" style:font-style-asian="normal" style:font-weight-asian="normal" style:font-size-complex="13pt" style:font-style-complex="normal" style:font-weight-complex="normal"/>
    </style:style>
    <style:style style:name="T23" style:family="text">
      <style:text-properties fo:font-size="13pt" fo:font-style="normal" fo:font-weight="normal" officeooo:rsid="00292d25" style:font-size-asian="13pt" style:font-style-asian="normal" style:font-weight-asian="normal" style:font-size-complex="13pt" style:font-style-complex="normal" style:font-weight-complex="normal"/>
    </style:style>
    <style:style style:name="T24" style:family="text">
      <style:text-properties fo:font-size="13pt" fo:font-style="normal" fo:font-weight="normal" officeooo:rsid="0030ad7c" style:font-size-asian="13pt" style:font-style-asian="normal" style:font-weight-asian="normal" style:font-size-complex="13pt" style:font-style-complex="normal" style:font-weight-complex="normal"/>
    </style:style>
    <style:style style:name="T25" style:family="text">
      <style:text-properties fo:font-size="13pt" fo:font-style="italic" fo:font-weight="bold" officeooo:rsid="00292d25" style:font-size-asian="13pt" style:font-style-asian="italic" style:font-weight-asian="bold" style:font-size-complex="13pt" style:font-style-complex="italic" style:font-weight-complex="bold"/>
    </style:style>
    <style:style style:name="T26" style:family="text">
      <style:text-properties fo:font-size="13pt" fo:font-style="italic" fo:font-weight="bold" officeooo:rsid="00248244" style:font-size-asian="13pt" style:font-style-asian="italic" style:font-weight-asian="bold" style:font-size-complex="13pt" style:font-style-complex="italic" style:font-weight-complex="bold"/>
    </style:style>
    <style:style style:name="T27" style:family="text">
      <style:text-properties fo:font-size="13pt" fo:font-style="italic" fo:font-weight="bold" officeooo:rsid="0030c1fb" style:font-size-asian="13pt" style:font-style-asian="italic" style:font-weight-asian="bold" style:font-size-complex="13pt" style:font-style-complex="italic" style:font-weight-complex="bold"/>
    </style:style>
    <style:style style:name="T28" style:family="text">
      <style:text-properties fo:font-size="13pt" fo:font-style="italic" fo:font-weight="bold" officeooo:rsid="00323712" style:font-size-asian="13pt" style:font-style-asian="italic" style:font-weight-asian="bold" style:font-size-complex="13pt" style:font-style-complex="italic" style:font-weight-complex="bold"/>
    </style:style>
    <style:style style:name="T29" style:family="text">
      <style:text-properties fo:font-size="13pt" officeooo:rsid="00248244" style:font-size-asian="13pt" style:font-size-complex="13pt"/>
    </style:style>
    <style:style style:name="T30" style:family="text">
      <style:text-properties fo:font-size="13pt" officeooo:rsid="00292d25" style:font-size-asian="13pt" style:font-size-complex="13pt"/>
    </style:style>
    <style:style style:name="T31" style:family="text">
      <style:text-properties officeooo:rsid="0030c1fb"/>
    </style:style>
    <style:style style:name="T32" style:family="text">
      <style:text-properties officeooo:rsid="0033f254"/>
    </style:style>
    <style:style style:name="T33" style:family="text">
      <style:text-properties officeooo:rsid="0037accb"/>
    </style:style>
    <style:style style:name="T34" style:family="text">
      <style:text-properties officeooo:rsid="003ddb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ce 1 TD</text:p>
      <text:p text:style-name="P2"/>
      <text:p text:style-name="P2"><text:tab/>Vous définirez plusieurs arbres algébriques pour la requête qui renvoie le nom d’une commune, sa latitude et sa longitude dès lors que cette commune voit sa population de 1975 supérieure à 1000 habitants et que cette commune est une commune du Languedoc Roussillon (nom de la région). Vous justifierez le choix d’un plan d’exécution qui vous semble proche de celui qui pourrait être choisi par l’optimiseur.</text:p>
      <text:p text:style-name="P2"/>
      <table:table table:name="Table1" table:style-name="Table1">
        <table:table-column table:style-name="Table1.A"/>
        <table:table-row>
          <table:table-cell table:style-name="Table1.A1" office:value-type="string">
            <text:p text:style-name="P12"><text:span text:style-name="T1">SELECT</text:span> nom_com, latitude, longitude <text:span text:style-name="T1">FROM</text:span> departement d, commune c, region r <text:span text:style-name="T1">WHERE</text:span> pop_1975 <text:span text:style-name="T1">&gt;</text:span> 1000 <text:span text:style-name="T1">AND</text:span> nom_reg <text:span text:style-name="T1">=</text:span> 'LANGUEDOC-ROUSSILLON' <text:span text:style-name="T1">AND</text:span> c.dep <text:span text:style-name="T1">=</text:span> d.dep <text:span text:style-name="T1">AND</text:span> d.reg = r.reg;</text:p>
          </table:table-cell>
        </table:table-row>
      </table:table>
      <text:p text:style-name="P2"/>
      <text:p text:style-name="P6">- Utilisation de l’outil <text:span text:style-name="T6">Expain plan :</text:span></text:p>
      <table:table table:name="Table2" table:style-name="Table2">
        <table:table-column table:style-name="Table2.A"/>
        <table:table-row>
          <table:table-cell table:style-name="Table2.A1" office:value-type="string">
            <text:p text:style-name="P13"><text:span text:style-name="T1">EXPLAIN</text:span> <text:span text:style-name="T1">PLAN</text:span> <text:span text:style-name="T1">SET</text:span> statement_id <text:span text:style-name="T1">=</text:span> 'req1' <text:span text:style-name="T1">FOR</text:span> <text:span text:style-name="T1">SELECT</text:span> nom_com, latitude, longitude <text:span text:style-name="T1">FROM</text:span> departement d, commune c, region r <text:span text:style-name="T1">WHERE</text:span> pop_1975 <text:span text:style-name="T1">&gt;</text:span> 1000 <text:span text:style-name="T1">AND</text:span> nom_reg <text:span text:style-name="T1">=</text:span> 'LANGUEDOC_ROUSSILLON' <text:span text:style-name="T1">AND</text:span> c.dep <text:span text:style-name="T1">=</text:span> d.dep <text:span text:style-name="T1">AND</text:span> d.reg <text:span text:style-name="T1">=</text:span> r.reg;</text:p>
          </table:table-cell>
        </table:table-row>
      </table:table>
      <text:p text:style-name="P3"><text:tab/></text:p>
      <table:table table:name="Table3" table:style-name="Table3">
        <table:table-column table:style-name="Table3.A"/>
        <table:table-row>
          <table:table-cell table:style-name="Table3.A1" office:value-type="string">
            <text:p text:style-name="P14"><text:span text:style-name="T1">SELECT</text:span> plan_table_output <text:span text:style-name="T1">FROM TABLE</text:span>(dbms_xplan.display());</text:p>
          </table:table-cell>
        </table:table-row>
      </table:table>
      <text:p text:style-name="P3"/>
      <text:p text:style-name="P4"><text:tab/>La lecture du plan d’execution indique un balayage <text:span text:style-name="T19">séquentiel</text:span> « <text:span text:style-name="T5">table access full</text:span><text:span text:style-name="T18"> »</text:span> afin de trouvé le tuple qui correspond a la condition de séléction « <text:span text:style-name="T4">filter </text:span><text:span text:style-name="T10">» : </text:span><text:span text:style-name="T6">nom_reg = ‘LANGUEDOC-ROUSSILLON’</text:span><text:span text:style-name="T11">. </text:span><text:span text:style-name="T12">Le balayge </text:span><text:span text:style-name="T13">est réalisé</text:span><text:span text:style-name="T12"> après le filtrage de « </text:span><text:span text:style-name="T7">nom_reg </text:span><text:span text:style-name="T12">», donc il </text:span><text:span text:style-name="T14">portera </text:span><text:span text:style-name="T12">sur un seul tuple.</text:span></text:p>
      <text:p text:style-name="P7"><text:span text:style-name="T12">- </text:span><text:span text:style-name="T15">Utilisation de l’outil </text:span><text:span text:style-name="T8">Autotrace :</text:span></text:p>
      <table:table table:name="Table4" table:style-name="Table4">
        <table:table-column table:style-name="Table4.A"/>
        <table:table-row>
          <table:table-cell table:style-name="Table4.A1" office:value-type="string">
            <text:p text:style-name="P26">SET AUTOTRACE TRACEONLY</text:p>
            <text:p text:style-name="P15"><text:span text:style-name="T2">SELECT</text:span> nom_com, latitude, longitude <text:span text:style-name="T2">FROM</text:span> departement d, commune c, region r <text:span text:style-name="T2">WHERE</text:span> pop_1975 <text:span text:style-name="T1">&gt;</text:span> 1000 <text:span text:style-name="T2">AND</text:span> <text:span text:style-name="T20">nom_reg</text:span> <text:span text:style-name="T1">=</text:span> 'LANGUEDOC-ROUSSILLON' <text:span text:style-name="T2">AND</text:span> c.dep <text:span text:style-name="T1">=</text:span> d.dep <text:span text:style-name="T2">AND</text:span> d.reg <text:span text:style-name="T1">=</text:span> r.reg;</text:p>
          </table:table-cell>
        </table:table-row>
      </table:table>
      <text:p text:style-name="P9"/>
      <text:p text:style-name="P10">#TODO</text:p>
      <text:p text:style-name="P10">verifié le résultat avec autotrace et le comparé avec celui de explain et dire pourquoi autotrace et best than explain.</text:p>
      <text:p text:style-name="P10"/>
      <text:p text:style-name="P11">Exercice 2 TD</text:p>
      <text:p text:style-name="P5"><text:span text:style-name="T12"><text:tab/>La requ</text:span><text:span text:style-name="T16">ê</text:span><text:span text:style-name="T12">te propos</text:span><text:span text:style-name="T16">é</text:span><text:span text:style-name="T12">e est une requ</text:span><text:span text:style-name="T16">ê</text:span><text:span text:style-name="T12">te qui peut s’exprimer en SQL au travers de jointures naturelles entre Commune, Departement et Region. Vous </text:span><text:span text:style-name="T16">é</text:span><text:span text:style-name="T12">crirez donc cette requ</text:span><text:span text:style-name="T16">ê</text:span><text:span text:style-name="T12">te en SQL. Elle peut </text:span><text:span text:style-name="T16">é</text:span><text:span text:style-name="T12">galement </text:span><text:span text:style-name="T16">ê</text:span><text:span text:style-name="T12">tre trait</text:span><text:span text:style-name="T16">é</text:span><text:span text:style-name="T12">e comme une semi-jointure (seuls des attributs de Commune sont retourn</text:span><text:span text:style-name="T16">é</text:span><text:span text:style-name="T12">s). Vous </text:span><text:span text:style-name="T16">é</text:span><text:span text:style-name="T12">crirez en cons</text:span><text:span text:style-name="T16">é</text:span><text:span text:style-name="T12">quence cette m</text:span><text:span text:style-name="T16">ê</text:span><text:span text:style-name="T12">me requ</text:span><text:span text:style-name="T16">ê</text:span><text:span text:style-name="T12">te de deux nouvelles fa</text:span><text:span text:style-name="T16">ç</text:span><text:span text:style-name="T12">ons : recours au pr</text:span><text:span text:style-name="T16">é</text:span><text:span text:style-name="T12">dicat exists (test de vacuit</text:span><text:span text:style-name="T16">é</text:span><text:span text:style-name="T12">) et au pr</text:span><text:span text:style-name="T16">é</text:span><text:span text:style-name="T12">dicat in (test d’appartenance) avec du select imbriqu</text:span><text:span text:style-name="T16">é</text:span><text:span text:style-name="T12">.</text:span></text:p>
      <text:p text:style-name="P8"><text:span text:style-name="T12">- </text:span><text:span text:style-name="T11">Requête avec </text:span><text:span text:style-name="T17">le prédicat </text:span><text:span text:style-name="T9">IN</text:span><text:span text:style-name="T17"> et</text:span><text:span text:style-name="T11"> des </text:span><text:span text:style-name="T6">SELECT</text:span><text:span text:style-name="T11"> imbriqué :</text:span></text:p>
      <table:table table:name="Table5" table:style-name="Table5">
        <table:table-column table:style-name="Table5.A"/>
        <table:table-row>
          <table:table-cell table:style-name="Table5.A1" office:value-type="string">
            <text:p text:style-name="P16"><text:span text:style-name="T1">SELECT</text:span> nom_com, latitude, longitude <text:span text:style-name="T1">FROM</text:span> commune <text:span text:style-name="T1">WHERE</text:span> pop_1975 <text:span text:style-name="T1">&gt;</text:span> 1000 <text:span text:style-name="T1">AND</text:span> dep <text:span text:style-name="T1">IN</text:span> (<text:span text:style-name="T1">SELECT</text:span> dep <text:span text:style-name="T1">FROM</text:span> departement <text:span text:style-name="T1">WHERE</text:span> reg <text:span text:style-name="T1">IN</text:span> (<text:span text:style-name="T1">SELECT</text:span> reg <text:span text:style-name="T1">FROM</text:span> region <text:span text:style-name="T1">WHERE</text:span> <text:span text:style-name="T32">nom_reg</text:span> <text:span text:style-name="T1">=</text:span> 'LANGUEDOC-ROUSSILLON'));</text:p>
          </table:table-cell>
        </table:table-row>
      </table:table>
      <text:p text:style-name="P18"/>
      <text:p text:style-name="P21"><text:span text:style-name="T11">- </text:span><text:span text:style-name="T17">Requête avec</text:span><text:span text:style-name="T22"> </text:span><text:span text:style-name="T23">le prédicat </text:span><text:span text:style-name="T25">IN</text:span><text:span text:style-name="T23"> et</text:span><text:span text:style-name="T22"> des </text:span><text:span text:style-name="T26">SELECT</text:span><text:span text:style-name="T22"> imbriqué </text:span><text:span text:style-name="T24">bis</text:span><text:span text:style-name="T22"> :</text:span></text:p>
      <table:table table:name="Table6" table:style-name="Table6">
        <table:table-column table:style-name="Table6.A"/>
        <table:table-row>
          <table:table-cell table:style-name="Table6.A1" office:value-type="string">
            <text:p text:style-name="P17"><text:span text:style-name="T3">SELECT</text:span> nom_com, latitude, longitude <text:span text:style-name="T3">FROM</text:span> commune <text:span text:style-name="T3">WHERE</text:span> pop_1975 <text:span text:style-name="T1">&gt;</text:span> 1000 <text:span text:style-name="T3">AND</text:span> dep <text:span text:style-name="T3">IN</text:span> (<text:span text:style-name="T3">SELECT</text:span> dep <text:span text:style-name="T3">FROM</text:span> departement d, region r <text:span text:style-name="T3">WHERE</text:span> r.reg <text:span text:style-name="T3">=</text:span> d.reg <text:span text:style-name="T3">AND</text:span> <text:span text:style-name="T21">nom_reg</text:span> <text:span text:style-name="T1">= </text:span>'LANGUEDOC-ROUSSILLON');</text:p>
          </table:table-cell>
        </table:table-row>
      </table:table>
      <text:p text:style-name="P18"/>
      <text:p text:style-name="P19">-<text:span text:style-name="T31">Requête avec </text:span><text:span text:style-name="T29"><text:s/></text:span><text:span text:style-name="T30">le prédicat </text:span><text:span text:style-name="T27">Exist</text:span><text:span text:style-name="T28">s</text:span><text:span text:style-name="T29"> :</text:span></text:p>
      <table:table table:name="Table7" table:style-name="Table7">
        <table:table-column table:style-name="Table7.A"/>
        <table:table-row>
          <table:table-cell table:style-name="Table7.A1" office:value-type="string">
            <text:p text:style-name="P27"><text:span text:style-name="T1">SELECT</text:span> nom_com, latitude, longitude <text:span text:style-name="T1">FROM</text:span> commune c <text:span text:style-name="T1">WHERE</text:span> pop_1975 <text:span text:style-name="T1">&gt;</text:span> 1000 <text:span text:style-name="T1">AND</text:span> <text:span text:style-name="T1">EXISTS</text:span> (<text:span text:style-name="T1">SELECT</text:span> <text:span text:style-name="T1">*</text:span> <text:span text:style-name="T1">FROM</text:span> departement d <text:span text:style-name="T1">WHERE</text:span> <text:span text:style-name="T1">EXISTS</text:span> (<text:span text:style-name="T1">SELECT</text:span> <text:span text:style-name="T1">*</text:span> <text:span text:style-name="T1">FROM</text:span> region r <text:span text:style-name="T1">WHERE</text:span> nom_reg <text:span text:style-name="T1">=</text:span> 'LANGUEDOC-ROUSSILON' <text:span text:style-name="T1">AND</text:span> r.region <text:span text:style-name="T1">=</text:span> d.regand <text:span text:style-name="T1">AND</text:span> d.dep <text:span text:style-name="T1">=</text:span> c.dep));</text:p>
          </table:table-cell>
        </table:table-row>
      </table:table>
      <text:p text:style-name="P22"/>
      <text:p text:style-name="P24">Exercice 3 TD</text:p>
      <text:p text:style-name="P23"><text:tab/>Vous <text:span text:style-name="T33">é</text:span>crirez <text:span text:style-name="T33">é</text:span>galement la requête SQL via une double jointure mais en sp<text:span text:style-name="T33">é</text:span>cifiant ces jointures via des INNER JOIN dans la clause FROM. Vous regarderez si cette syntaxe l’<text:span text:style-name="T33">é</text:span>g<text:span text:style-name="T33">é</text:span>rement diff<text:span text:style-name="T33">é</text:span>rente modifie le plan d’ex<text:span text:style-name="T33">é</text:span>cution choisi par l’optimiseur.</text:p>
      <table:table table:name="Table8" table:style-name="Table8">
        <table:table-column table:style-name="Table8.A"/>
        <table:table-row>
          <table:table-cell table:style-name="Table8.A1" office:value-type="string">
            <text:p text:style-name="P28"><text:span text:style-name="T1">SELECT</text:span> nom_com, latitude, longitude <text:span text:style-name="T1">FROM</text:span> commune c <text:span text:style-name="T1">INNER</text:span> <text:span text:style-name="T1">JOIN</text:span> departement d <text:span text:style-name="T1">ON</text:span> c.dep <text:span text:style-name="T1">=</text:span> d.dep <text:span text:style-name="T1">INNER</text:span> <text:span text:style-name="T1">JOIN</text:span> region r <text:span text:style-name="T1">ON</text:span> d.reg <text:span text:style-name="T1">= </text:span>r.reg <text:span text:style-name="T1">WHERE</text:span> pop_1975 <text:span text:style-name="T1">&gt;</text:span> 1000 and ncc <text:span text:style-name="T1">= </text:span>'LANGUEDOC-ROUSSILLON';</text:p>
          </table:table-cell>
        </table:table-row>
      </table:table>
      <text:p text:style-name="P23"/>
      <text:p text:style-name="P23"/>
      <text:p text:style-name="P25">Exercice 4 TD</text:p>
      <text:p text:style-name="P23"><text:tab/>Vous cr<text:span text:style-name="T34">é</text:span>erez une vue <text:span text:style-name="T34">à</text:span> partir de la requête exprim<text:span text:style-name="T34">é</text:span>e avec des jointures et vous consulterez cette vue (renvoyez les noms de commune depuis la vue). Quelle est la strat<text:span text:style-name="T34">é</text:span>gie suivie par le syst<text:span text:style-name="T34">è</text:span>me ?</text:p>
      <table:table table:name="Table9" table:style-name="Table9">
        <table:table-column table:style-name="Table9.A"/>
        <table:table-row>
          <table:table-cell table:style-name="Table9.A1" office:value-type="string">
            <text:p text:style-name="P29"><text:span text:style-name="T1">CREATE</text:span> <text:span text:style-name="T1">OR</text:span> <text:span text:style-name="T1">REPLACE</text:span> <text:span text:style-name="T1">VIEW</text:span> v1 <text:span text:style-name="T1">AS</text:span> <text:span text:style-name="T1">SELECT</text:span> nom_com, latitude, longitude <text:span text:style-name="T1">FROM</text:span> commune c <text:span text:style-name="T1">INNER</text:span> <text:span text:style-name="T1">JOIN</text:span> departement d <text:span text:style-name="T1">ON</text:span> c.dep<text:span text:style-name="T1">=</text:span>d.dep <text:span text:style-name="T1">INNER</text:span> <text:span text:style-name="T1">JOIN</text:span> region r <text:span text:style-name="T1">ON</text:span> d.reg <text:span text:style-name="T1">=</text:span> r.region <text:span text:style-name="T1">WHERE</text:span> pop_1975 <text:span text:style-name="T1">&gt;</text:span> 1000 <text:span text:style-name="T1">AND</text:span> ncc <text:span text:style-name="T1">=</text:span> 'LANGUEDOC-ROUSSILLON';</text:p>
            <text:p text:style-name="P29"><text:span text:style-name="T1">SELECT</text:span> <text:span text:style-name="T1">*</text:span> <text:span text:style-name="T1">FROM</text:span> v1;</text:p>
          </table:table-cell>
        </table:table-row>
      </table:table>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5:11:32.298318770</meta:creation-date>
    <dc:date>2017-11-14T17:22:31.964776892</dc:date>
    <meta:editing-duration>PT1H29M22S</meta:editing-duration>
    <meta:editing-cycles>49</meta:editing-cycles>
    <meta:generator>LibreOffice/5.1.6.2$Linux_X86_64 LibreOffice_project/10m0$Build-2</meta:generator>
    <meta:document-statistic meta:table-count="9" meta:image-count="0" meta:object-count="0" meta:page-count="4" meta:paragraph-count="28" meta:word-count="594" meta:character-count="3658" meta:non-whitespace-character-count="3084"/>
  </office:meta>
</office:document-meta>
</file>